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74845112031001</text:p>
          </table:table-cell>
          <table:table-cell office:value-type="string" calcext:value-type="string">
            <text:p>(C-34- 2)30ccd- 1 formerly (C-34- 2)30ccc- 1</text:p>
          </table:table-cell>
          <table:table-cell office:value-type="string" calcext:value-type="string">
            <text:p>2025-03-06 23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5088" calcext:value-type="float">
            <text:p>20.13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5112031001</text:p>
          </table:table-cell>
          <table:table-cell office:value-type="string" calcext:value-type="string">
            <text:p>(C-34- 2)30ccd- 1 formerly (C-34- 2)30ccc- 1</text:p>
          </table:table-cell>
          <table:table-cell office:value-type="string" calcext:value-type="string">
            <text:p>2024-03-20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7904" calcext:value-type="float">
            <text:p>20.56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5112031001</text:p>
          </table:table-cell>
          <table:table-cell office:value-type="string" calcext:value-type="string">
            <text:p>(C-34- 2)30ccd- 1 formerly (C-34- 2)30ccc- 1</text:p>
          </table:table-cell>
          <table:table-cell office:value-type="string" calcext:value-type="string">
            <text:p>2022-03-14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1736" calcext:value-type="float">
            <text:p>22.27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5112031001</text:p>
          </table:table-cell>
          <table:table-cell office:value-type="string" calcext:value-type="string">
            <text:p>(C-34- 2)30ccd- 1 formerly (C-34- 2)30ccc- 1</text:p>
          </table:table-cell>
          <table:table-cell office:value-type="string" calcext:value-type="string">
            <text:p>2020-03-24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8576" calcext:value-type="float">
            <text:p>19.84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5112031001</text:p>
          </table:table-cell>
          <table:table-cell office:value-type="string" calcext:value-type="string">
            <text:p>(C-34- 2)30ccd- 1 formerly (C-34- 2)30ccc- 1</text:p>
          </table:table-cell>
          <table:table-cell office:value-type="string" calcext:value-type="string">
            <text:p>2018-03-12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9536" calcext:value-type="float">
            <text:p>19.9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5112031001</text:p>
          </table:table-cell>
          <table:table-cell office:value-type="string" calcext:value-type="string">
            <text:p>(C-34- 2)30ccd- 1 formerly (C-34- 2)30ccc- 1</text:p>
          </table:table-cell>
          <table:table-cell office:value-type="string" calcext:value-type="string">
            <text:p>2017-03-20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7832" calcext:value-type="float">
            <text:p>22.27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5112031001</text:p>
          </table:table-cell>
          <table:table-cell office:value-type="string" calcext:value-type="string">
            <text:p>(C-34- 2)30ccd- 1 formerly (C-34- 2)30ccc- 1</text:p>
          </table:table-cell>
          <table:table-cell office:value-type="string" calcext:value-type="string">
            <text:p>2016-03-15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7584" calcext:value-type="float">
            <text:p>21.81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5112031001</text:p>
          </table:table-cell>
          <table:table-cell office:value-type="string" calcext:value-type="string">
            <text:p>(C-34- 2)30ccd- 1 formerly (C-34- 2)30ccc- 1</text:p>
          </table:table-cell>
          <table:table-cell office:value-type="string" calcext:value-type="string">
            <text:p>2015-03-17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5696" calcext:value-type="float">
            <text:p>19.6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5112031001</text:p>
          </table:table-cell>
          <table:table-cell office:value-type="string" calcext:value-type="string">
            <text:p>(C-34- 2)30ccd- 1 formerly (C-34- 2)30ccc- 1</text:p>
          </table:table-cell>
          <table:table-cell office:value-type="string" calcext:value-type="string">
            <text:p>2014-03-11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6512" calcext:value-type="float">
            <text:p>19.3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5112031001</text:p>
          </table:table-cell>
          <table:table-cell office:value-type="string" calcext:value-type="string">
            <text:p>(C-34- 2)30ccd- 1 formerly (C-34- 2)30ccc- 1</text:p>
          </table:table-cell>
          <table:table-cell office:value-type="string" calcext:value-type="string">
            <text:p>2012-03-14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3184" calcext:value-type="float">
            <text:p>17.0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5112031001</text:p>
          </table:table-cell>
          <table:table-cell office:value-type="string" calcext:value-type="string">
            <text:p>(C-34- 2)30ccd- 1 formerly (C-34- 2)30ccc- 1</text:p>
          </table:table-cell>
          <table:table-cell office:value-type="string" calcext:value-type="string">
            <text:p>2009-03-12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3328" calcext:value-type="float">
            <text:p>21.2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5112031001</text:p>
          </table:table-cell>
          <table:table-cell office:value-type="string" calcext:value-type="string">
            <text:p>(C-34- 2)30ccd- 1 formerly (C-34- 2)30ccc- 1</text:p>
          </table:table-cell>
          <table:table-cell office:value-type="string" calcext:value-type="string">
            <text:p>2007-03-12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5112031001</text:p>
          </table:table-cell>
          <table:table-cell office:value-type="string" calcext:value-type="string">
            <text:p>(C-34- 2)30ccd- 1 formerly (C-34- 2)30ccc- 1</text:p>
          </table:table-cell>
          <table:table-cell office:value-type="string" calcext:value-type="string">
            <text:p>2006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06" calcext:value-type="float">
            <text:p>16.2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5112031001</text:p>
          </table:table-cell>
          <table:table-cell office:value-type="string" calcext:value-type="string">
            <text:p>(C-34- 2)30ccd- 1 formerly (C-34- 2)30ccc- 1</text:p>
          </table:table-cell>
          <table:table-cell office:value-type="string" calcext:value-type="string">
            <text:p>2005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076" calcext:value-type="float">
            <text:p>25.13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5112031001</text:p>
          </table:table-cell>
          <table:table-cell office:value-type="string" calcext:value-type="string">
            <text:p>(C-34- 2)30ccd- 1 formerly (C-34- 2)30ccc- 1</text:p>
          </table:table-cell>
          <table:table-cell office:value-type="string" calcext:value-type="string">
            <text:p>2004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8096" calcext:value-type="float">
            <text:p>23.62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5112031001</text:p>
          </table:table-cell>
          <table:table-cell office:value-type="string" calcext:value-type="string">
            <text:p>(C-34- 2)30ccd- 1 formerly (C-34- 2)30ccc- 1</text:p>
          </table:table-cell>
          <table:table-cell office:value-type="string" calcext:value-type="string">
            <text:p>2003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2256" calcext:value-type="float">
            <text:p>22.6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5112031001</text:p>
          </table:table-cell>
          <table:table-cell office:value-type="string" calcext:value-type="string">
            <text:p>(C-34- 2)30ccd- 1 formerly (C-34- 2)30ccc- 1</text:p>
          </table:table-cell>
          <table:table-cell office:value-type="string" calcext:value-type="string">
            <text:p>2002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5112031001</text:p>
          </table:table-cell>
          <table:table-cell office:value-type="string" calcext:value-type="string">
            <text:p>(C-34- 2)30ccd- 1 formerly (C-34- 2)30ccc- 1</text:p>
          </table:table-cell>
          <table:table-cell office:value-type="string" calcext:value-type="string">
            <text:p>2001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0008" calcext:value-type="float">
            <text:p>21.40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5112031001</text:p>
          </table:table-cell>
          <table:table-cell office:value-type="string" calcext:value-type="string">
            <text:p>(C-34- 2)30ccd- 1 formerly (C-34- 2)30ccc- 1</text:p>
          </table:table-cell>
          <table:table-cell office:value-type="string" calcext:value-type="string">
            <text:p>2000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8848" calcext:value-type="float">
            <text:p>19.73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5112031001</text:p>
          </table:table-cell>
          <table:table-cell office:value-type="string" calcext:value-type="string">
            <text:p>(C-34- 2)30ccd- 1 formerly (C-34- 2)30ccc- 1</text:p>
          </table:table-cell>
          <table:table-cell office:value-type="string" calcext:value-type="string">
            <text:p>1999-03-10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5304" calcext:value-type="float">
            <text:p>18.81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5112031001</text:p>
          </table:table-cell>
          <table:table-cell office:value-type="string" calcext:value-type="string">
            <text:p>(C-34- 2)30ccd- 1 formerly (C-34- 2)30ccc- 1</text:p>
          </table:table-cell>
          <table:table-cell office:value-type="string" calcext:value-type="string">
            <text:p>1998-03-11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5064" calcext:value-type="float">
            <text:p>20.70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5112031001</text:p>
          </table:table-cell>
          <table:table-cell office:value-type="string" calcext:value-type="string">
            <text:p>(C-34- 2)30ccd- 1 formerly (C-34- 2)30ccc- 1</text:p>
          </table:table-cell>
          <table:table-cell office:value-type="string" calcext:value-type="string">
            <text:p>1997-03-06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2896" calcext:value-type="float">
            <text:p>20.1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5112031001</text:p>
          </table:table-cell>
          <table:table-cell office:value-type="string" calcext:value-type="string">
            <text:p>(C-34- 2)30ccd- 1 formerly (C-34- 2)30ccc- 1</text:p>
          </table:table-cell>
          <table:table-cell office:value-type="string" calcext:value-type="string">
            <text:p>1996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2256" calcext:value-type="float">
            <text:p>18.81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5112031001</text:p>
          </table:table-cell>
          <table:table-cell office:value-type="string" calcext:value-type="string">
            <text:p>(C-34- 2)30ccd- 1 formerly (C-34- 2)30ccc- 1</text:p>
          </table:table-cell>
          <table:table-cell office:value-type="string" calcext:value-type="string">
            <text:p>1995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212" calcext:value-type="float">
            <text:p>20.7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5112031001</text:p>
          </table:table-cell>
          <table:table-cell office:value-type="string" calcext:value-type="string">
            <text:p>(C-34- 2)30ccd- 1 formerly (C-34- 2)30ccc- 1</text:p>
          </table:table-cell>
          <table:table-cell office:value-type="string" calcext:value-type="string">
            <text:p>1994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9936" calcext:value-type="float">
            <text:p>19.29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5112031001</text:p>
          </table:table-cell>
          <table:table-cell office:value-type="string" calcext:value-type="string">
            <text:p>(C-34- 2)30ccd- 1 formerly (C-34- 2)30ccc- 1</text:p>
          </table:table-cell>
          <table:table-cell office:value-type="string" calcext:value-type="string">
            <text:p>1992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4344" calcext:value-type="float">
            <text:p>22.56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5112031001</text:p>
          </table:table-cell>
          <table:table-cell office:value-type="string" calcext:value-type="string">
            <text:p>(C-34- 2)30ccd- 1 formerly (C-34- 2)30ccc- 1</text:p>
          </table:table-cell>
          <table:table-cell office:value-type="string" calcext:value-type="string">
            <text:p>1992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3776" calcext:value-type="float">
            <text:p>23.35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5112031001</text:p>
          </table:table-cell>
          <table:table-cell office:value-type="string" calcext:value-type="string">
            <text:p>(C-34- 2)30ccd- 1 formerly (C-34- 2)30ccc- 1</text:p>
          </table:table-cell>
          <table:table-cell office:value-type="string" calcext:value-type="string">
            <text:p>1991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7184" calcext:value-type="float">
            <text:p>22.4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5112031001</text:p>
          </table:table-cell>
          <table:table-cell office:value-type="string" calcext:value-type="string">
            <text:p>(C-34- 2)30ccd- 1 formerly (C-34- 2)30ccc- 1</text:p>
          </table:table-cell>
          <table:table-cell office:value-type="string" calcext:value-type="string">
            <text:p>1991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9792" calcext:value-type="float">
            <text:p>22.7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5112031001</text:p>
          </table:table-cell>
          <table:table-cell office:value-type="string" calcext:value-type="string">
            <text:p>(C-34- 2)30ccd- 1 formerly (C-34- 2)30ccc- 1</text:p>
          </table:table-cell>
          <table:table-cell office:value-type="string" calcext:value-type="string">
            <text:p>1990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2992" calcext:value-type="float">
            <text:p>21.65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5112031001</text:p>
          </table:table-cell>
          <table:table-cell office:value-type="string" calcext:value-type="string">
            <text:p>(C-34- 2)30ccd- 1 formerly (C-34- 2)30ccc- 1</text:p>
          </table:table-cell>
          <table:table-cell office:value-type="string" calcext:value-type="string">
            <text:p>1990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6376" calcext:value-type="float">
            <text:p>21.2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5112031001</text:p>
          </table:table-cell>
          <table:table-cell office:value-type="string" calcext:value-type="string">
            <text:p>(C-34- 2)30ccd- 1 formerly (C-34- 2)30ccc- 1</text:p>
          </table:table-cell>
          <table:table-cell office:value-type="string" calcext:value-type="string">
            <text:p>1990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3704" calcext:value-type="float">
            <text:p>21.2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5112031001</text:p>
          </table:table-cell>
          <table:table-cell office:value-type="string" calcext:value-type="string">
            <text:p>(C-34- 2)30ccd- 1 formerly (C-34- 2)30ccc- 1</text:p>
          </table:table-cell>
          <table:table-cell office:value-type="string" calcext:value-type="string">
            <text:p>1989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8656" calcext:value-type="float">
            <text:p>20.48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5112031001</text:p>
          </table:table-cell>
          <table:table-cell office:value-type="string" calcext:value-type="string">
            <text:p>(C-34- 2)30ccd- 1 formerly (C-34- 2)30ccc- 1</text:p>
          </table:table-cell>
          <table:table-cell office:value-type="string" calcext:value-type="string">
            <text:p>1989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1976" calcext:value-type="float">
            <text:p>20.38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5112031001</text:p>
          </table:table-cell>
          <table:table-cell office:value-type="string" calcext:value-type="string">
            <text:p>(C-34- 2)30ccd- 1 formerly (C-34- 2)30ccc- 1</text:p>
          </table:table-cell>
          <table:table-cell office:value-type="string" calcext:value-type="string">
            <text:p>1989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6152" calcext:value-type="float">
            <text:p>20.26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5112031001</text:p>
          </table:table-cell>
          <table:table-cell office:value-type="string" calcext:value-type="string">
            <text:p>(C-34- 2)30ccd- 1 formerly (C-34- 2)30ccc- 1</text:p>
          </table:table-cell>
          <table:table-cell office:value-type="string" calcext:value-type="string">
            <text:p>1989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1832" calcext:value-type="float">
            <text:p>19.9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5112031001</text:p>
          </table:table-cell>
          <table:table-cell office:value-type="string" calcext:value-type="string">
            <text:p>(C-34- 2)30ccd- 1 formerly (C-34- 2)30ccc- 1</text:p>
          </table:table-cell>
          <table:table-cell office:value-type="string" calcext:value-type="string">
            <text:p>1989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4736" calcext:value-type="float">
            <text:p>19.60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5112031001</text:p>
          </table:table-cell>
          <table:table-cell office:value-type="string" calcext:value-type="string">
            <text:p>(C-34- 2)30ccd- 1 formerly (C-34- 2)30ccc- 1</text:p>
          </table:table-cell>
          <table:table-cell office:value-type="string" calcext:value-type="string">
            <text:p>1989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6952" calcext:value-type="float">
            <text:p>19.0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5112031001</text:p>
          </table:table-cell>
          <table:table-cell office:value-type="string" calcext:value-type="string">
            <text:p>(C-34- 2)30ccd- 1 formerly (C-34- 2)30ccc- 1</text:p>
          </table:table-cell>
          <table:table-cell office:value-type="string" calcext:value-type="string">
            <text:p>1989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568" calcext:value-type="float">
            <text:p>18.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5112031001</text:p>
          </table:table-cell>
          <table:table-cell office:value-type="string" calcext:value-type="string">
            <text:p>(C-34- 2)30ccd- 1 formerly (C-34- 2)30ccc- 1</text:p>
          </table:table-cell>
          <table:table-cell office:value-type="string" calcext:value-type="string">
            <text:p>1989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1248" calcext:value-type="float">
            <text:p>19.89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5112031001</text:p>
          </table:table-cell>
          <table:table-cell office:value-type="string" calcext:value-type="string">
            <text:p>(C-34- 2)30ccd- 1 formerly (C-34- 2)30ccc- 1</text:p>
          </table:table-cell>
          <table:table-cell office:value-type="string" calcext:value-type="string">
            <text:p>1988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288" calcext:value-type="float">
            <text:p>19.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5112031001</text:p>
          </table:table-cell>
          <table:table-cell office:value-type="string" calcext:value-type="string">
            <text:p>(C-34- 2)30ccd- 1 formerly (C-34- 2)30ccc- 1</text:p>
          </table:table-cell>
          <table:table-cell office:value-type="string" calcext:value-type="string">
            <text:p>1988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6032" calcext:value-type="float">
            <text:p>19.3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5112031001</text:p>
          </table:table-cell>
          <table:table-cell office:value-type="string" calcext:value-type="string">
            <text:p>(C-34- 2)30ccd- 1 formerly (C-34- 2)30ccc- 1</text:p>
          </table:table-cell>
          <table:table-cell office:value-type="string" calcext:value-type="string">
            <text:p>1988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4488" calcext:value-type="float">
            <text:p>19.1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5112031001</text:p>
          </table:table-cell>
          <table:table-cell office:value-type="string" calcext:value-type="string">
            <text:p>(C-34- 2)30ccd- 1 formerly (C-34- 2)30ccc- 1</text:p>
          </table:table-cell>
          <table:table-cell office:value-type="string" calcext:value-type="string">
            <text:p>1988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5752" calcext:value-type="float">
            <text:p>17.0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5112031001</text:p>
          </table:table-cell>
          <table:table-cell office:value-type="string" calcext:value-type="string">
            <text:p>(C-34- 2)30ccd- 1 formerly (C-34- 2)30ccc- 1</text:p>
          </table:table-cell>
          <table:table-cell office:value-type="string" calcext:value-type="string">
            <text:p>1987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5112031001</text:p>
          </table:table-cell>
          <table:table-cell office:value-type="string" calcext:value-type="string">
            <text:p>(C-34- 2)30ccd- 1 formerly (C-34- 2)30ccc- 1</text:p>
          </table:table-cell>
          <table:table-cell office:value-type="string" calcext:value-type="string">
            <text:p>1987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9576" calcext:value-type="float">
            <text:p>16.41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5112031001</text:p>
          </table:table-cell>
          <table:table-cell office:value-type="string" calcext:value-type="string">
            <text:p>(C-34- 2)30ccd- 1 formerly (C-34- 2)30ccc- 1</text:p>
          </table:table-cell>
          <table:table-cell office:value-type="string" calcext:value-type="string">
            <text:p>1986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2664" calcext:value-type="float">
            <text:p>16.74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5112031001</text:p>
          </table:table-cell>
          <table:table-cell office:value-type="string" calcext:value-type="string">
            <text:p>(C-34- 2)30ccd- 1 formerly (C-34- 2)30ccc- 1</text:p>
          </table:table-cell>
          <table:table-cell office:value-type="string" calcext:value-type="string">
            <text:p>1986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2376" calcext:value-type="float">
            <text:p>15.9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5112031001</text:p>
          </table:table-cell>
          <table:table-cell office:value-type="string" calcext:value-type="string">
            <text:p>(C-34- 2)30ccd- 1 formerly (C-34- 2)30ccc- 1</text:p>
          </table:table-cell>
          <table:table-cell office:value-type="string" calcext:value-type="string">
            <text:p>1985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5112031001</text:p>
          </table:table-cell>
          <table:table-cell office:value-type="string" calcext:value-type="string">
            <text:p>(C-34- 2)30ccd- 1 formerly (C-34- 2)30ccc- 1</text:p>
          </table:table-cell>
          <table:table-cell office:value-type="string" calcext:value-type="string">
            <text:p>1985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06" calcext:value-type="float">
            <text:p>16.2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5112031001</text:p>
          </table:table-cell>
          <table:table-cell office:value-type="string" calcext:value-type="string">
            <text:p>(C-34- 2)30ccd- 1 formerly (C-34- 2)30ccc- 1</text:p>
          </table:table-cell>
          <table:table-cell office:value-type="string" calcext:value-type="string">
            <text:p>1984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5112031001</text:p>
          </table:table-cell>
          <table:table-cell office:value-type="string" calcext:value-type="string">
            <text:p>(C-34- 2)30ccd- 1 formerly (C-34- 2)30ccc- 1</text:p>
          </table:table-cell>
          <table:table-cell office:value-type="string" calcext:value-type="string">
            <text:p>1984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732" calcext:value-type="float">
            <text:p>16.65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5112031001</text:p>
          </table:table-cell>
          <table:table-cell office:value-type="string" calcext:value-type="string">
            <text:p>(C-34- 2)30ccd- 1 formerly (C-34- 2)30ccc- 1</text:p>
          </table:table-cell>
          <table:table-cell office:value-type="string" calcext:value-type="string">
            <text:p>1983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5112031001</text:p>
          </table:table-cell>
          <table:table-cell office:value-type="string" calcext:value-type="string">
            <text:p>(C-34- 2)30ccd- 1 formerly (C-34- 2)30ccc- 1</text:p>
          </table:table-cell>
          <table:table-cell office:value-type="string" calcext:value-type="string">
            <text:p>1983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7112" calcext:value-type="float">
            <text:p>16.5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5112031001</text:p>
          </table:table-cell>
          <table:table-cell office:value-type="string" calcext:value-type="string">
            <text:p>(C-34- 2)30ccd- 1 formerly (C-34- 2)30ccc- 1</text:p>
          </table:table-cell>
          <table:table-cell office:value-type="string" calcext:value-type="string">
            <text:p>1982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5112031001</text:p>
          </table:table-cell>
          <table:table-cell office:value-type="string" calcext:value-type="string">
            <text:p>(C-34- 2)30ccd- 1 formerly (C-34- 2)30ccc- 1</text:p>
          </table:table-cell>
          <table:table-cell office:value-type="string" calcext:value-type="string">
            <text:p>1982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876" calcext:value-type="float">
            <text:p>16.7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5112031001</text:p>
          </table:table-cell>
          <table:table-cell office:value-type="string" calcext:value-type="string">
            <text:p>(C-34- 2)30ccd- 1 formerly (C-34- 2)30ccc- 1</text:p>
          </table:table-cell>
          <table:table-cell office:value-type="string" calcext:value-type="string">
            <text:p>1981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2104" calcext:value-type="float">
            <text:p>16.0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5112031001</text:p>
          </table:table-cell>
          <table:table-cell office:value-type="string" calcext:value-type="string">
            <text:p>(C-34- 2)30ccd- 1 formerly (C-34- 2)30ccc- 1</text:p>
          </table:table-cell>
          <table:table-cell office:value-type="string" calcext:value-type="string">
            <text:p>1981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5112031001</text:p>
          </table:table-cell>
          <table:table-cell office:value-type="string" calcext:value-type="string">
            <text:p>(C-34- 2)30ccd- 1 formerly (C-34- 2)30ccc- 1</text:p>
          </table:table-cell>
          <table:table-cell office:value-type="string" calcext:value-type="string">
            <text:p>1980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5112031001</text:p>
          </table:table-cell>
          <table:table-cell office:value-type="string" calcext:value-type="string">
            <text:p>(C-34- 2)30ccd- 1 formerly (C-34- 2)30ccc- 1</text:p>
          </table:table-cell>
          <table:table-cell office:value-type="string" calcext:value-type="string">
            <text:p>1979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136" calcext:value-type="float">
            <text:p>18.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5112031001</text:p>
          </table:table-cell>
          <table:table-cell office:value-type="string" calcext:value-type="string">
            <text:p>(C-34- 2)30ccd- 1 formerly (C-34- 2)30ccc- 1</text:p>
          </table:table-cell>
          <table:table-cell office:value-type="string" calcext:value-type="string">
            <text:p>1978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8144" calcext:value-type="float">
            <text:p>22.48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5112031001</text:p>
          </table:table-cell>
          <table:table-cell office:value-type="string" calcext:value-type="string">
            <text:p>(C-34- 2)30ccd- 1 formerly (C-34- 2)30ccc- 1</text:p>
          </table:table-cell>
          <table:table-cell office:value-type="string" calcext:value-type="string">
            <text:p>1978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6272" calcext:value-type="float">
            <text:p>25.03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5112031001</text:p>
          </table:table-cell>
          <table:table-cell office:value-type="string" calcext:value-type="string">
            <text:p>(C-34- 2)30ccd- 1 formerly (C-34- 2)30ccc- 1</text:p>
          </table:table-cell>
          <table:table-cell office:value-type="string" calcext:value-type="string">
            <text:p>1977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2376" calcext:value-type="float">
            <text:p>23.58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5112031001</text:p>
          </table:table-cell>
          <table:table-cell office:value-type="string" calcext:value-type="string">
            <text:p>(C-34- 2)30ccd- 1 formerly (C-34- 2)30ccc- 1</text:p>
          </table:table-cell>
          <table:table-cell office:value-type="string" calcext:value-type="string">
            <text:p>1977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5112031001</text:p>
          </table:table-cell>
          <table:table-cell office:value-type="string" calcext:value-type="string">
            <text:p>(C-34- 2)30ccd- 1 formerly (C-34- 2)30ccc- 1</text:p>
          </table:table-cell>
          <table:table-cell office:value-type="string" calcext:value-type="string">
            <text:p>1976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656" calcext:value-type="float">
            <text:p>22.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5112031001</text:p>
          </table:table-cell>
          <table:table-cell office:value-type="string" calcext:value-type="string">
            <text:p>(C-34- 2)30ccd- 1 formerly (C-34- 2)30ccc- 1</text:p>
          </table:table-cell>
          <table:table-cell office:value-type="string" calcext:value-type="string">
            <text:p>1976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0672" calcext:value-type="float">
            <text:p>22.14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5112031001</text:p>
          </table:table-cell>
          <table:table-cell office:value-type="string" calcext:value-type="string">
            <text:p>(C-34- 2)30ccd- 1 formerly (C-34- 2)30ccc- 1</text:p>
          </table:table-cell>
          <table:table-cell office:value-type="string" calcext:value-type="string">
            <text:p>1975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4328" calcext:value-type="float">
            <text:p>21.67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5112031001</text:p>
          </table:table-cell>
          <table:table-cell office:value-type="string" calcext:value-type="string">
            <text:p>(C-34- 2)30ccd- 1 formerly (C-34- 2)30ccc- 1</text:p>
          </table:table-cell>
          <table:table-cell office:value-type="string" calcext:value-type="string">
            <text:p>1975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7312" calcext:value-type="float">
            <text:p>21.92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5112031001</text:p>
          </table:table-cell>
          <table:table-cell office:value-type="string" calcext:value-type="string">
            <text:p>(C-34- 2)30ccd- 1 formerly (C-34- 2)30ccc- 1</text:p>
          </table:table-cell>
          <table:table-cell office:value-type="string" calcext:value-type="string">
            <text:p>1974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404" calcext:value-type="float">
            <text:p>20.8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5112031001</text:p>
          </table:table-cell>
          <table:table-cell office:value-type="string" calcext:value-type="string">
            <text:p>(C-34- 2)30ccd- 1 formerly (C-34- 2)30ccc- 1</text:p>
          </table:table-cell>
          <table:table-cell office:value-type="string" calcext:value-type="string">
            <text:p>1974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5112031001</text:p>
          </table:table-cell>
          <table:table-cell office:value-type="string" calcext:value-type="string">
            <text:p>(C-34- 2)30ccd- 1 formerly (C-34- 2)30ccc- 1</text:p>
          </table:table-cell>
          <table:table-cell office:value-type="string" calcext:value-type="string">
            <text:p>1973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4752" calcext:value-type="float">
            <text:p>20.49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5112031001</text:p>
          </table:table-cell>
          <table:table-cell office:value-type="string" calcext:value-type="string">
            <text:p>(C-34- 2)30ccd- 1 formerly (C-34- 2)30ccc- 1</text:p>
          </table:table-cell>
          <table:table-cell office:value-type="string" calcext:value-type="string">
            <text:p>1972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0752" calcext:value-type="float">
            <text:p>22.78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5112031001</text:p>
          </table:table-cell>
          <table:table-cell office:value-type="string" calcext:value-type="string">
            <text:p>(C-34- 2)30ccd- 1 formerly (C-34- 2)30ccc- 1</text:p>
          </table:table-cell>
          <table:table-cell office:value-type="string" calcext:value-type="string">
            <text:p>1972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5112031001</text:p>
          </table:table-cell>
          <table:table-cell office:value-type="string" calcext:value-type="string">
            <text:p>(C-34- 2)30ccd- 1 formerly (C-34- 2)30ccc- 1</text:p>
          </table:table-cell>
          <table:table-cell office:value-type="string" calcext:value-type="string">
            <text:p>1971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1424" calcext:value-type="float">
            <text:p>22.06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5112031001</text:p>
          </table:table-cell>
          <table:table-cell office:value-type="string" calcext:value-type="string">
            <text:p>(C-34- 2)30ccd- 1 formerly (C-34- 2)30ccc- 1</text:p>
          </table:table-cell>
          <table:table-cell office:value-type="string" calcext:value-type="string">
            <text:p>1971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652" calcext:value-type="float">
            <text:p>21.6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5112031001</text:p>
          </table:table-cell>
          <table:table-cell office:value-type="string" calcext:value-type="string">
            <text:p>(C-34- 2)30ccd- 1 formerly (C-34- 2)30ccc- 1</text:p>
          </table:table-cell>
          <table:table-cell office:value-type="string" calcext:value-type="string">
            <text:p>1970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5112031001</text:p>
          </table:table-cell>
          <table:table-cell office:value-type="string" calcext:value-type="string">
            <text:p>(C-34- 2)30ccd- 1 formerly (C-34- 2)30ccc- 1</text:p>
          </table:table-cell>
          <table:table-cell office:value-type="string" calcext:value-type="string">
            <text:p>1970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5088" calcext:value-type="float">
            <text:p>20.13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5112031001</text:p>
          </table:table-cell>
          <table:table-cell office:value-type="string" calcext:value-type="string">
            <text:p>(C-34- 2)30ccd- 1 formerly (C-34- 2)30ccc- 1</text:p>
          </table:table-cell>
          <table:table-cell office:value-type="string" calcext:value-type="string">
            <text:p>1969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2056" calcext:value-type="float">
            <text:p>21.02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5112031001</text:p>
          </table:table-cell>
          <table:table-cell office:value-type="string" calcext:value-type="string">
            <text:p>(C-34- 2)30ccd- 1 formerly (C-34- 2)30ccc- 1</text:p>
          </table:table-cell>
          <table:table-cell office:value-type="string" calcext:value-type="string">
            <text:p>1969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872" calcext:value-type="float">
            <text:p>24.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5112031001</text:p>
          </table:table-cell>
          <table:table-cell office:value-type="string" calcext:value-type="string">
            <text:p>(C-34- 2)30ccd- 1 formerly (C-34- 2)30ccc- 1</text:p>
          </table:table-cell>
          <table:table-cell office:value-type="string" calcext:value-type="string">
            <text:p>1968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764" calcext:value-type="float">
            <text:p>23.0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5112031001</text:p>
          </table:table-cell>
          <table:table-cell office:value-type="string" calcext:value-type="string">
            <text:p>(C-34- 2)30ccd- 1 formerly (C-34- 2)30ccc- 1</text:p>
          </table:table-cell>
          <table:table-cell office:value-type="string" calcext:value-type="string">
            <text:p>1968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9176" calcext:value-type="float">
            <text:p>24.64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5112031001</text:p>
          </table:table-cell>
          <table:table-cell office:value-type="string" calcext:value-type="string">
            <text:p>(C-34- 2)30ccd- 1 formerly (C-34- 2)30ccc- 1</text:p>
          </table:table-cell>
          <table:table-cell office:value-type="string" calcext:value-type="string">
            <text:p>1967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5432" calcext:value-type="float">
            <text:p>25.93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5112031001</text:p>
          </table:table-cell>
          <table:table-cell office:value-type="string" calcext:value-type="string">
            <text:p>(C-34- 2)30ccd- 1 formerly (C-34- 2)30ccc- 1</text:p>
          </table:table-cell>
          <table:table-cell office:value-type="string" calcext:value-type="string">
            <text:p>1967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5408" calcext:value-type="float">
            <text:p>26.50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5112031001</text:p>
          </table:table-cell>
          <table:table-cell office:value-type="string" calcext:value-type="string">
            <text:p>(C-34- 2)30ccd- 1 formerly (C-34- 2)30ccc- 1</text:p>
          </table:table-cell>
          <table:table-cell office:value-type="string" calcext:value-type="string">
            <text:p>1966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6872" calcext:value-type="float">
            <text:p>26.02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5112031001</text:p>
          </table:table-cell>
          <table:table-cell office:value-type="string" calcext:value-type="string">
            <text:p>(C-34- 2)30ccd- 1 formerly (C-34- 2)30ccc- 1</text:p>
          </table:table-cell>
          <table:table-cell office:value-type="string" calcext:value-type="string">
            <text:p>1966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2696" calcext:value-type="float">
            <text:p>26.14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5112031001</text:p>
          </table:table-cell>
          <table:table-cell office:value-type="string" calcext:value-type="string">
            <text:p>(C-34- 2)30ccd- 1 formerly (C-34- 2)30ccc- 1</text:p>
          </table:table-cell>
          <table:table-cell office:value-type="string" calcext:value-type="string">
            <text:p>1965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2928" calcext:value-type="float">
            <text:p>25.71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5112031001</text:p>
          </table:table-cell>
          <table:table-cell office:value-type="string" calcext:value-type="string">
            <text:p>(C-34- 2)30ccd- 1 formerly (C-34- 2)30ccc- 1</text:p>
          </table:table-cell>
          <table:table-cell office:value-type="string" calcext:value-type="string">
            <text:p>1965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6848" calcext:value-type="float">
            <text:p>26.59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5112031001</text:p>
          </table:table-cell>
          <table:table-cell office:value-type="string" calcext:value-type="string">
            <text:p>(C-34- 2)30ccd- 1 formerly (C-34- 2)30ccc- 1</text:p>
          </table:table-cell>
          <table:table-cell office:value-type="string" calcext:value-type="string">
            <text:p>1964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0336" calcext:value-type="float">
            <text:p>26.31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5112031001</text:p>
          </table:table-cell>
          <table:table-cell office:value-type="string" calcext:value-type="string">
            <text:p>(C-34- 2)30ccd- 1 formerly (C-34- 2)30ccc- 1</text:p>
          </table:table-cell>
          <table:table-cell office:value-type="string" calcext:value-type="string">
            <text:p>1964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2592" calcext:value-type="float">
            <text:p>26.07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5112031001</text:p>
          </table:table-cell>
          <table:table-cell office:value-type="string" calcext:value-type="string">
            <text:p>(C-34- 2)30ccd- 1 formerly (C-34- 2)30ccc- 1</text:p>
          </table:table-cell>
          <table:table-cell office:value-type="string" calcext:value-type="string">
            <text:p>1964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232" calcext:value-type="float">
            <text:p>26.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5112031001</text:p>
          </table:table-cell>
          <table:table-cell office:value-type="string" calcext:value-type="string">
            <text:p>(C-34- 2)30ccd- 1 formerly (C-34- 2)30ccc- 1</text:p>
          </table:table-cell>
          <table:table-cell office:value-type="string" calcext:value-type="string">
            <text:p>1963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3016" calcext:value-type="float">
            <text:p>24.89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5112031001</text:p>
          </table:table-cell>
          <table:table-cell office:value-type="string" calcext:value-type="string">
            <text:p>(C-34- 2)30ccd- 1 formerly (C-34- 2)30ccc- 1</text:p>
          </table:table-cell>
          <table:table-cell office:value-type="string" calcext:value-type="string">
            <text:p>1963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9928" calcext:value-type="float">
            <text:p>24.56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5112031001</text:p>
          </table:table-cell>
          <table:table-cell office:value-type="string" calcext:value-type="string">
            <text:p>(C-34- 2)30ccd- 1 formerly (C-34- 2)30ccc- 1</text:p>
          </table:table-cell>
          <table:table-cell office:value-type="string" calcext:value-type="string">
            <text:p>1963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7904" calcext:value-type="float">
            <text:p>24.37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5112031001</text:p>
          </table:table-cell>
          <table:table-cell office:value-type="string" calcext:value-type="string">
            <text:p>(C-34- 2)30ccd- 1 formerly (C-34- 2)30ccc- 1</text:p>
          </table:table-cell>
          <table:table-cell office:value-type="string" calcext:value-type="string">
            <text:p>1963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016" calcext:value-type="float">
            <text:p>24.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5112031001</text:p>
          </table:table-cell>
          <table:table-cell office:value-type="string" calcext:value-type="string">
            <text:p>(C-34- 2)30ccd- 1 formerly (C-34- 2)30ccc- 1</text:p>
          </table:table-cell>
          <table:table-cell office:value-type="string" calcext:value-type="string">
            <text:p>1963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824" calcext:value-type="float">
            <text:p>24.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5112031001</text:p>
          </table:table-cell>
          <table:table-cell office:value-type="string" calcext:value-type="string">
            <text:p>(C-34- 2)30ccd- 1 formerly (C-34- 2)30ccc- 1</text:p>
          </table:table-cell>
          <table:table-cell office:value-type="string" calcext:value-type="string">
            <text:p>1963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3744" calcext:value-type="float">
            <text:p>25.38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5112031001</text:p>
          </table:table-cell>
          <table:table-cell office:value-type="string" calcext:value-type="string">
            <text:p>(C-34- 2)30ccd- 1 formerly (C-34- 2)30ccc- 1</text:p>
          </table:table-cell>
          <table:table-cell office:value-type="string" calcext:value-type="string">
            <text:p>1963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6184" calcext:value-type="float">
            <text:p>25.85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5112031001</text:p>
          </table:table-cell>
          <table:table-cell office:value-type="string" calcext:value-type="string">
            <text:p>(C-34- 2)30ccd- 1 formerly (C-34- 2)30ccc- 1</text:p>
          </table:table-cell>
          <table:table-cell office:value-type="string" calcext:value-type="string">
            <text:p>1963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3888" calcext:value-type="float">
            <text:p>25.77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5112031001</text:p>
          </table:table-cell>
          <table:table-cell office:value-type="string" calcext:value-type="string">
            <text:p>(C-34- 2)30ccd- 1 formerly (C-34- 2)30ccc- 1</text:p>
          </table:table-cell>
          <table:table-cell office:value-type="string" calcext:value-type="string">
            <text:p>1962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604" calcext:value-type="float">
            <text:p>25.46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5112031001</text:p>
          </table:table-cell>
          <table:table-cell office:value-type="string" calcext:value-type="string">
            <text:p>(C-34- 2)30ccd- 1 formerly (C-34- 2)30ccc- 1</text:p>
          </table:table-cell>
          <table:table-cell office:value-type="string" calcext:value-type="string">
            <text:p>1962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6312" calcext:value-type="float">
            <text:p>25.35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5112031001</text:p>
          </table:table-cell>
          <table:table-cell office:value-type="string" calcext:value-type="string">
            <text:p>(C-34- 2)30ccd- 1 formerly (C-34- 2)30ccc- 1</text:p>
          </table:table-cell>
          <table:table-cell office:value-type="string" calcext:value-type="string">
            <text:p>1962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9048" calcext:value-type="float">
            <text:p>25.14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5112031001</text:p>
          </table:table-cell>
          <table:table-cell office:value-type="string" calcext:value-type="string">
            <text:p>(C-34- 2)30ccd- 1 formerly (C-34- 2)30ccc- 1</text:p>
          </table:table-cell>
          <table:table-cell office:value-type="string" calcext:value-type="string">
            <text:p>1962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884" calcext:value-type="float">
            <text:p>25.00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5112031001</text:p>
          </table:table-cell>
          <table:table-cell office:value-type="string" calcext:value-type="string">
            <text:p>(C-34- 2)30ccd- 1 formerly (C-34- 2)30ccc- 1</text:p>
          </table:table-cell>
          <table:table-cell office:value-type="string" calcext:value-type="string">
            <text:p>1962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74" calcext:value-type="float">
            <text:p>24.9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5112031001</text:p>
          </table:table-cell>
          <table:table-cell office:value-type="string" calcext:value-type="string">
            <text:p>(C-34- 2)30ccd- 1 formerly (C-34- 2)30ccc- 1</text:p>
          </table:table-cell>
          <table:table-cell office:value-type="string" calcext:value-type="string">
            <text:p>1962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6376" calcext:value-type="float">
            <text:p>25.10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66" meta:object-count="0"/>
    <meta:user-defined meta:name="AppVersion">3.0</meta:user-defined>
  </office:meta>
</office:document-meta>
</file>